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2</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10/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8246667311791789121" text:style-name="L1">
        <text:list-item>
          <text:p text:style-name="P9">Introduction</text:p>
          <text:p text:style-name="P9"/>
          <text:p text:style-name="P13">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3"/>
        </text:list-item>
        <text:list-item>
          <text:p text:style-name="P9">Description de la procédure de test</text:p>
          <text:p text:style-name="P13"/>
          <text:p text:style-name="P13">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3">Les tests d'intégration, quant à eux, doivent tester la redirection des boutons des pages PHP vers d'autres pages.</text:p>
          <text:p text:style-name="P13">Les tests unitaires ont pour but de tester les fonctions permettant le fonctionnement des modules de calcul des nombres premiers, de l'approximation du nombre d'or et de machine learning.<text:tab/></text:p>
          <text:p text:style-name="P13"/>
        </text:list-item>
        <text:list-item>
          <text:p text:style-name="P9">Description des informations à enregistrer pour les tests</text:p>
          <text:p text:style-name="P9"/>
        </text:list-item>
      </text:list>
      <text:p text:style-name="P2"><text:tab/>3.1 Tests d'acceptation</text:p>
      <text:list xml:id="list31396746" text:continue-numbering="true" text:style-name="L1">
        <text:list-header>
          <text:p text:style-name="P9"/>
        </text:list-header>
      </text:list>
      <text:p text:style-name="P2"><text:tab/><text:tab/>3.1.1 Campagne de tests d'acceptation</text:p>
      <text:list xml:id="list4027751967726384349" text:style-name="L2">
        <text:list-item>
          <text:list>
            <text:list-item>
              <text:list>
                <text:list-header>
                  <text:p text:style-name="P10"/>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ext:soft-page-break/>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1413257" text:continue-numbering="true" text:style-name="L2">
        <text:list-item>
          <text:list>
            <text:list-item>
              <text:list>
                <text:list-header>
                  <text:p text:style-name="P10"/>
                </text:list-header>
              </text:list>
            </text:list-item>
          </text:list>
        </text:list-item>
      </text:list>
      <text:p text:style-name="P2"><text:tab/><text:tab/>3.1.2 Tests d'acceptation</text:p>
      <text:list xml:id="list31397881" text:continue-numbering="true" text:style-name="L2">
        <text:list-item>
          <text:list>
            <text:list-item>
              <text:list>
                <text:list-header>
                  <text:p text:style-name="P10"/>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ext:soft-page-break/>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d'abord se connecter au RPI Host.</text:p>
          </table:table-cell>
          <table:covered-table-cell/>
          <table:covered-table-cell/>
        </table:table-row>
        <text:soft-page-break/>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text:soft-page-break/>conformément à la maquette </text:p>
          </table:table-cell>
          <table:table-cell table:style-name="Tableau4.A2" office:value-type="string">
            <text:p text:style-name="P5">La page est affichée <text:soft-page-break/>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ext:soft-page-break/>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text:soft-page-break/></text:p>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
      <text:p text:style-name="P2"><text:tab/></text:p>
      <text:list xml:id="list3337871996266699950" text:style-name="L3">
        <text:list-item>
          <text:list>
            <text:list-item>
              <text:p text:style-name="P11">Tests d'intégration</text:p>
            </text:list-item>
          </text:list>
        </text:list-item>
      </text:list>
      <text:p text:style-name="P2"/>
      <text:list xml:id="list31398679" text:continue-numbering="true" text:style-name="L3">
        <text:list-item>
          <text:list>
            <text:list-item>
              <text:list>
                <text:list-item>
                  <text:p text:style-name="P11">Campagnes des tests d'intégration</text:p>
                </text:list-item>
              </text:list>
            </text:list-item>
          </text:list>
        </text:list-item>
      </text:list>
      <text:list xml:id="list31410063" text:continue-list="list31397881" text:style-name="L2">
        <text:list-item>
          <text:list>
            <text:list-item>
              <text:list>
                <text:list-header>
                  <text:p text:style-name="P10"/>
                </text:list-header>
              </text:list>
            </text:list-item>
          </text:list>
        </text:list-item>
      </text:list>
      <table:table table:name="Tableau5" table:style-name="Tableau5">
        <table:table-column table:style-name="Tableau5.A"/>
        <table:table-column table:style-name="Tableau5.B"/>
        <text:soft-page-break/>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1390109" text:continue-numbering="true" text:style-name="L2">
        <text:list-item>
          <text:list>
            <text:list-item>
              <text:list>
                <text:list-header>
                  <text:p text:style-name="P10"/>
                </text:list-header>
              </text:list>
            </text:list-item>
          </text:list>
        </text:list-item>
      </text:list>
      <text:p text:style-name="P2"><text:tab/><text:tab/>3.2.2 Tests d'intégration</text:p>
      <text:list xml:id="list31388420" text:continue-numbering="true" text:style-name="L2">
        <text:list-item>
          <text:list>
            <text:list-item>
              <text:list>
                <text:list-header>
                  <text:p text:style-name="P10"/>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oft-page-break/><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ext:soft-page-break/>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ext:soft-page-break/>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ext:soft-page-break/>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ext:soft-page-break/>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text:soft-page-break/></text:p>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ext:soft-page-break/>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text:soft-page-break/>l'adresse mail renseignés n'existe pas dans la base de données</text:p>
          </table:table-cell>
          <table:table-cell table:style-name="Tableau32.A4" office:value-type="string">
            <text:p text:style-name="P5">Les informations de <text:soft-page-break/>l'utilisateur sont enregistrées dans la base de données et l'utilisateur est redirigé vers la page principale</text:p>
          </table:table-cell>
          <table:table-cell table:style-name="Tableau32.A2" office:value-type="string">
            <text:p text:style-name="P5">Les informations de <text:soft-page-break/>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ext:soft-page-break/>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ext:soft-page-break/>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ext:soft-page-break/>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du premier jour du mois</text:p>
          </table:table-cell>
          <table:table-cell table:style-name="Tableau60.A2" office:value-type="string">
            <text:p text:style-name="P5">Affiche les informations à partir 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ext:soft-page-break/>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bouton</text:p>
          </table:table-cell>
          <table:table-cell table:style-name="Tableau71.A4" office:value-type="string">
            <text:p text:style-name="P5"><text:span text:style-name="T4">Affiche le résultat du script calculant les nombres premiers entre deux bornes</text:span>.</text:p>
          </table:table-cell>
          <table:table-cell table:style-name="Tableau71.A2" office:value-type="string">
            <text:p text:style-name="P5"><text:span text:style-name="T4">Affiche le résultat du 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ext:p text:style-name="P2"/>
      <text:p text:style-name="P2"><text:soft-page-break/></text:p>
      <text:p text:style-name="P2"/>
      <text:list xml:id="list913494064718883290" text:style-name="L4">
        <text:list-item>
          <text:p text:style-name="P12">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10T11:14:08.52</dc:date>
    <meta:editing-duration>P1DT1H7M31S</meta:editing-duration>
    <meta:editing-cycles>511</meta:editing-cycles>
    <meta:generator>OpenOffice/4.1.12$Win32 OpenOffice.org_project/4112m1$Build-9809</meta:generator>
    <meta:document-statistic meta:table-count="74" meta:image-count="0" meta:object-count="0" meta:page-count="21" meta:paragraph-count="1096" meta:word-count="5481" meta:character-count="33406"/>
  </office:meta>
</office:document-meta>
</file>